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float" office:value="0.001968">
            <text:p>0,001968</text:p>
          </table:table-cell>
          <table:table-cell office:value-type="float" office:value="0.021841">
            <text:p>0,021841</text:p>
          </table:table-cell>
          <table:table-cell office:value-type="float" office:value="0.008907">
            <text:p>0,008907</text:p>
          </table:table-cell>
        </table:table-row>
        <table:table-row table:style-name="ro1">
          <table:table-cell office:value-type="float" office:value="0.002113">
            <text:p>0,002113</text:p>
          </table:table-cell>
          <table:table-cell office:value-type="float" office:value="0.021854">
            <text:p>0,021854</text:p>
          </table:table-cell>
          <table:table-cell office:value-type="float" office:value="0.009238">
            <text:p>0,009238</text:p>
          </table:table-cell>
        </table:table-row>
        <table:table-row table:style-name="ro1">
          <table:table-cell office:value-type="float" office:value="0.002095">
            <text:p>0,002095</text:p>
          </table:table-cell>
          <table:table-cell office:value-type="float" office:value="0.021809">
            <text:p>0,021809</text:p>
          </table:table-cell>
          <table:table-cell office:value-type="float" office:value="0.008759">
            <text:p>0,008759</text:p>
          </table:table-cell>
        </table:table-row>
        <table:table-row table:style-name="ro1">
          <table:table-cell office:value-type="float" office:value="0.002125">
            <text:p>0,002125</text:p>
          </table:table-cell>
          <table:table-cell office:value-type="float" office:value="0.021982">
            <text:p>0,021982</text:p>
          </table:table-cell>
          <table:table-cell office:value-type="float" office:value="0.008786">
            <text:p>0,008786</text:p>
          </table:table-cell>
        </table:table-row>
        <table:table-row table:style-name="ro1">
          <table:table-cell office:value-type="float" office:value="0.00212">
            <text:p>0,002120</text:p>
          </table:table-cell>
          <table:table-cell office:value-type="float" office:value="0.02171">
            <text:p>0,021710</text:p>
          </table:table-cell>
          <table:table-cell office:value-type="float" office:value="0.008791">
            <text:p>0,008791</text:p>
          </table:table-cell>
        </table:table-row>
        <table:table-row table:style-name="ro1">
          <table:table-cell office:value-type="float" office:value="0.002069">
            <text:p>0,002069</text:p>
          </table:table-cell>
          <table:table-cell office:value-type="float" office:value="0.021649">
            <text:p>0,021649</text:p>
          </table:table-cell>
          <table:table-cell office:value-type="float" office:value="0.00879">
            <text:p>0,008790</text:p>
          </table:table-cell>
        </table:table-row>
        <table:table-row table:style-name="ro1">
          <table:table-cell office:value-type="float" office:value="0.002102">
            <text:p>0,002102</text:p>
          </table:table-cell>
          <table:table-cell office:value-type="float" office:value="0.021764">
            <text:p>0,021764</text:p>
          </table:table-cell>
          <table:table-cell office:value-type="float" office:value="0.008793">
            <text:p>0,008793</text:p>
          </table:table-cell>
        </table:table-row>
        <table:table-row table:style-name="ro1">
          <table:table-cell office:value-type="float" office:value="0.002189">
            <text:p>0,002189</text:p>
          </table:table-cell>
          <table:table-cell office:value-type="float" office:value="0.021622">
            <text:p>0,021622</text:p>
          </table:table-cell>
          <table:table-cell office:value-type="float" office:value="0.008749">
            <text:p>0,008749</text:p>
          </table:table-cell>
        </table:table-row>
        <table:table-row table:style-name="ro1">
          <table:table-cell office:value-type="float" office:value="0.002158">
            <text:p>0,002158</text:p>
          </table:table-cell>
          <table:table-cell office:value-type="float" office:value="0.021696">
            <text:p>0,021696</text:p>
          </table:table-cell>
          <table:table-cell office:value-type="float" office:value="0.008776">
            <text:p>0,008776</text:p>
          </table:table-cell>
        </table:table-row>
        <table:table-row table:style-name="ro1">
          <table:table-cell office:value-type="float" office:value="0.002203">
            <text:p>0,002203</text:p>
          </table:table-cell>
          <table:table-cell office:value-type="float" office:value="0.021791">
            <text:p>0,021791</text:p>
          </table:table-cell>
          <table:table-cell office:value-type="float" office:value="0.008811">
            <text:p>0,0088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SUM([.A1:.A10])/10" office:value-type="float" office:value="0.0021142">
            <text:p>0,002114</text:p>
          </table:table-cell>
          <table:table-cell table:formula="of:=SUM([.B1:.B10])/10" office:value-type="float" office:value="0.0217718">
            <text:p>0,021772</text:p>
          </table:table-cell>
          <table:table-cell table:formula="of:=SUM([.C1:.C11])/10" office:value-type="float" office:value="0.00884">
            <text:p>0,008840</text:p>
          </table:table-cell>
        </table:table-row>
        <table:table-row table:style-name="ro1" table:number-rows-repeated="6552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number:percentage-style style:name="N107">
      <number:number number:decimal-places="6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/05/2010</text:date>, <text:time>23:44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02T23:44:11</dc:date>
    <meta:generator>OpenOffice.org/3.0$Linux OpenOffice.org_project/300m15$Build-9379</meta:generator>
    <meta:editing-duration>PT00H06M19S</meta:editing-duration>
    <meta:editing-cycles>1</meta:editing-cycles>
    <meta:document-statistic meta:table-count="1" meta:cell-count="33" meta:object-count="0"/>
  </office:meta>
</office:document-meta>
</file>